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6.8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115.26pt"/>
    </style:style>
    <style:style style:name="co12" style:family="table-column">
      <style:table-column-properties fo:break-before="auto" style:column-width="148.45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129.91pt"/>
    </style:style>
    <style:style style:name="co15" style:family="table-column">
      <style:table-column-properties fo:break-before="auto" style:column-width="88.55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2.1pt"/>
    </style:style>
    <style:style style:name="co20" style:family="table-column">
      <style:table-column-properties fo:break-before="auto" style:column-width="45.01pt"/>
    </style:style>
    <style:style style:name="co21" style:family="table-column">
      <style:table-column-properties fo:break-before="auto" style:column-width="228.76pt"/>
    </style:style>
    <style:style style:name="co22" style:family="table-column">
      <style:table-column-properties fo:break-before="auto" style:column-width="348.41pt"/>
    </style:style>
    <style:style style:name="co23" style:family="table-column">
      <style:table-column-properties fo:break-before="auto" style:column-width="469.59pt"/>
    </style:style>
    <style:style style:name="co24" style:family="table-column">
      <style:table-column-properties fo:break-before="auto" style:column-width="278.16pt"/>
    </style:style>
    <style:style style:name="co25" style:family="table-column">
      <style:table-column-properties fo:break-before="auto" style:column-width="118.35pt"/>
    </style:style>
    <style:style style:name="co26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4" style:family="table-cell" style:parent-style-name="Default" style:data-style-name="N2"/>
    <style:style style:name="ce2" style:family="table-cell" style:parent-style-name="Default" style:data-style-name="N0"/>
    <style:style style:name="ce1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number-columns-repeated="3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18" table:number-columns-repeated="2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ction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Middle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Has Presence In Room</text:p>
          </table:table-cell>
          <table:table-cell office:value-type="string" calcext:value-type="string">
            <text:p>Ability To Influence</text:p>
          </table:table-cell>
          <table:table-cell office:value-type="string" calcext:value-type="string">
            <text:p>Leads A Group Effectively</text:p>
          </table:table-cell>
          <table:table-cell office:value-type="string" calcext:value-type="string">
            <text:p>Makes You Feel Comfortable</text:p>
          </table:table-cell>
          <table:table-cell office:value-type="string" calcext:value-type="string">
            <text:p>Smiles Often</text:p>
          </table:table-cell>
          <table:table-cell office:value-type="string" calcext:value-type="string">
            <text:p>Get Along With Anyone</text:p>
          </table:table-cell>
          <table:table-cell office:value-type="string" calcext:value-type="string">
            <text:p>Charisma Score</text:p>
          </table:table-cell>
          <table:table-cell office:value-type="string" calcext:value-type="string">
            <text:p>Most Charismatic</text:p>
          </table:table-cell>
          <table:table-cell office:value-type="string" calcext:value-type="string">
            <text:p>TV Debates</text:p>
          </table:table-cell>
          <table:table-cell office:value-type="string" calcext:value-type="string">
            <text:p>Age At Election</text:p>
          </table:table-cell>
          <table:table-cell office:value-type="string" calcext:value-type="string">
            <text:p>Age Difference</text:p>
          </table:table-cell>
          <table:table-cell office:value-type="string" calcext:value-type="string">
            <text:p>Younger Than Opponent</text:p>
          </table:table-cell>
          <table:table-cell office:value-type="string" calcext:value-type="string">
            <text:p>Incumbent Job Approval Rating</text:p>
          </table:table-cell>
          <table:table-cell office:value-type="string" calcext:value-type="string">
            <text:p>Of Party Last In Office</text:p>
          </table:table-cell>
          <table:table-cell office:value-type="string" calcext:value-type="string">
            <text:p>Years Since Party In Offic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More Military</text:p>
          </table:table-cell>
          <table:table-cell office:value-type="string" calcext:value-type="string">
            <text:p>Incumbent</text:p>
          </table:table-cell>
          <table:table-cell office:value-type="string" calcext:value-type="string">
            <text:p>Won IA</text:p>
          </table:table-cell>
          <table:table-cell office:value-type="string" calcext:value-type="string">
            <text:p>Vote IA</text:p>
          </table:table-cell>
          <table:table-cell office:value-type="string" calcext:value-type="string">
            <text:p>Win Margin IA</text:p>
          </table:table-cell>
          <table:table-cell office:value-type="string" calcext:value-type="string">
            <text:p>Won NH</text:p>
          </table:table-cell>
          <table:table-cell office:value-type="string" calcext:value-type="string">
            <text:p>Vote NH</text:p>
          </table:table-cell>
          <table:table-cell office:value-type="string" calcext:value-type="string">
            <text:p>Win Margin NH</text:p>
          </table:table-cell>
          <table:table-cell office:value-type="string" calcext:value-type="string">
            <text:p>Won SC</text:p>
          </table:table-cell>
          <table:table-cell office:value-type="string" calcext:value-type="string">
            <text:p>Vote SC</text:p>
          </table:table-cell>
          <table:table-cell office:value-type="string" calcext:value-type="string">
            <text:p>Win Margin SC</text:p>
          </table:table-cell>
          <table:table-cell office:value-type="string" calcext:value-type="string">
            <text:p>Won NV</text:p>
          </table:table-cell>
          <table:table-cell office:value-type="string" calcext:value-type="string">
            <text:p>Vote NV</text:p>
          </table:table-cell>
          <table:table-cell office:value-type="string" calcext:value-type="string">
            <text:p>Win Margin NV</text:p>
          </table:table-cell>
          <table:table-cell office:value-type="string" calcext:value-type="string">
            <office:annotation draw:style-name="gr1" draw:text-style-name="P2" svg:width="82.18pt" svg:height="72.88pt" svg:x="3419.23pt" svg:y="0pt" draw:caption-point-x="-17.29pt" draw:caption-point-y="0.28pt">
              <dc:date>2016-12-06T00:00:00</dc:date>
              <text:p text:style-name="P1"><text:span text:style-name="T1">If this is 1, then “Win Margin OH” should be positive. This should be 0 otherwise.</text:span></text:p>
            </office:annotation>
            <text:p>Won OH</text:p>
          </table:table-cell>
          <table:table-cell office:value-type="string" calcext:value-type="string">
            <office:annotation draw:style-name="gr2" draw:text-style-name="P2" svg:width="82.18pt" svg:height="39.29pt" svg:x="3495.88pt" svg:y="0pt" draw:caption-point-x="-17.29pt" draw:caption-point-y="0.28pt">
              <dc:date>2016-12-06T00:00:00</dc:date>
              <text:p text:style-name="P1"><text:span text:style-name="T1">Percent of the popular vote won.</text:span></text:p>
            </office:annotation>
            <text:p>Vote OH</text:p>
          </table:table-cell>
          <table:table-cell office:value-type="string" calcext:value-type="string">
            <office:annotation draw:style-name="gr3" draw:text-style-name="P2" svg:width="82.18pt" svg:height="61.68pt" svg:x="3572.53pt" svg:y="0pt" draw:caption-point-x="-17.29pt" draw:caption-point-y="0.28pt">
              <dc:date>2016-12-06T00:00:00</dc:date>
              <text:p text:style-name="P1"><text:span text:style-name="T1">Percent of the popular vote won minus the second next largest vote.</text:span></text:p>
            </office:annotation>
            <text:p>Win Margin OH</text:p>
          </table:table-cell>
          <table:table-cell office:value-type="string" calcext:value-type="string">
            <text:p>Was VP</text:p>
          </table:table-cell>
          <table:table-cell office:value-type="string" calcext:value-type="string">
            <text:p>Was Governor</text:p>
          </table:table-cell>
          <table:table-cell office:value-type="string" calcext:value-type="string">
            <text:p>Was Senator</text:p>
          </table:table-cell>
          <table:table-cell office:value-type="string" calcext:value-type="string">
            <text:p>Was Representative</text:p>
          </table:table-cell>
          <table:table-cell office:value-type="string" calcext:value-type="string">
            <text:p>Was Businessman</text:p>
          </table:table-cell>
          <table:table-cell office:value-type="string" calcext:value-type="string">
            <text:p>Was AG</text:p>
          </table:table-cell>
          <table:table-cell office:value-type="string" calcext:value-type="string">
            <text:p>Was Secretary of State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dditional Source 1</text:p>
          </table:table-cell>
          <table:table-cell office:value-type="string" calcext:value-type="string">
            <text:p>Additional Source 2</text:p>
          </table:table-cell>
          <table:table-cell office:value-type="string" calcext:value-type="string">
            <text:p>Additional Source 3</text:p>
          </table:table-cell>
        </table:table-row>
        <table:table-row table:style-name="ro1">
          <table:table-cell office:value-type="string" calcext:value-type="string">
            <text:p>MichaelBloomber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Bloomberg</text:p>
          </table:table-cell>
          <table:table-cell office:value-type="string" calcext:value-type="string">
            <text:p>Democrat</text:p>
          </table:table-cell>
          <table:table-cell office:value-type="float" office:value="1942" calcext:value-type="float">
            <text:p>19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formula="of:=([.I2]+[.J2]+[.K2]+[.L2]+[.M2]+[.N2])/6" office:value-type="float" office:value="0.5" calcext:value-type="float">
            <text:p>0.50</text:p>
          </table:table-cell>
          <table:table-cell table:style-name="ce2" table:formula="of:=INT([.O2] &gt; [.O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]-[.H2]" office:value-type="float" office:value="78" calcext:value-type="float">
            <text:p>78</text:p>
          </table:table-cell>
          <table:table-cell table:formula="of:=[.R2]-[.R3]" office:value-type="float" office:value="4" calcext:value-type="float">
            <text:p>4</text:p>
          </table:table-cell>
          <table:table-cell table:style-name="ce1" table:formula="of:=[.R2]&lt;[.R3]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Donald</text:p>
          </table:table-cell>
          <table:table-cell/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3]+[.J3]+[.K3]+[.L3]+[.M3]+[.N3])/6" office:value-type="float" office:value="0.791666666666667" calcext:value-type="float">
            <text:p>0.79</text:p>
          </table:table-cell>
          <table:table-cell table:style-name="ce2" table:formula="of:=INT(MAX([.O2:.O2]) &lt; [.O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-[.H3]" office:value-type="float" office:value="74" calcext:value-type="float">
            <text:p>74</text:p>
          </table:table-cell>
          <table:table-cell table:formula="of:=[.R3]-[.R2]" office:value-type="float" office:value="-4" calcext:value-type="float">
            <text:p>-4</text:p>
          </table:table-cell>
          <table:table-cell table:style-name="ce1" table:formula="of:=[.R3]&lt;[.R2]" office:value-type="boolean" office:boolean-value="true" calcext:value-type="boolean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X3] * (1-[.X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7" calcext:value-type="float">
            <text:p>194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([.I4]+[.J4]+[.K4]+[.L4]+[.M4]+[.N4])/6" office:value-type="float" office:value="0.458333333333333" calcext:value-type="float">
            <text:p>0.46</text:p>
          </table:table-cell>
          <table:table-cell table:style-name="ce2" table:formula="of:=INT([.O4] &gt; [.O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H4]" office:value-type="float" office:value="69" calcext:value-type="float">
            <text:p>69</text:p>
          </table:table-cell>
          <table:table-cell table:formula="of:=[.R4]-[.R5]" office:value-type="float" office:value="-1" calcext:value-type="float">
            <text:p>-1</text:p>
          </table:table-cell>
          <table:table-cell table:style-name="ce1" table:formula="of:=[.R4]&lt;[.R5]" office:value-type="boolean" office:boolean-value="true" calcext:value-type="boolean">
            <text:p>TRU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4] * (1-[.X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22.8" calcext:value-type="float">
            <text:p>-22.8</text:p>
          </table:table-cell>
          <table:table-cell office:value-type="float" office:value="1" calcext:value-type="float">
            <text:p>1</text:p>
          </table:table-cell>
          <table:table-cell office:value-type="float" office:value="73.5" calcext:value-type="float">
            <text:p>73.5</text:p>
          </table:table-cell>
          <table:table-cell office:value-type="float" office:value="47.5" calcext:value-type="float">
            <text:p>47.5</text:p>
          </table:table-cell>
          <table:table-cell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6.5" calcext:value-type="float">
            <text:p>56.5</text:p>
          </table:table-cell>
          <table:table-cell table:formula="of:=56.5-42.7"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Hillary_Clinton</text:p>
          </table:table-cell>
          <table:table-cell office:value-type="string" calcext:value-type="string">
            <text:p>https://en.wikipedia.org/wiki/Democratic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Trump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5" calcext:value-type="float">
            <text:p>0.75</text:p>
          </table:table-cell>
          <table:table-cell table:formula="of:=([.I5]+[.J5]+[.K5]+[.L5]+[.M5]+[.N5])/6" office:value-type="float" office:value="0.791666666666667" calcext:value-type="float">
            <text:p>0.79</text:p>
          </table:table-cell>
          <table:table-cell table:style-name="ce2" table:formula="of:=INT([.O4] &lt; [.O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5]-[.H5]" office:value-type="float" office:value="70" calcext:value-type="float">
            <text:p>70</text:p>
          </table:table-cell>
          <table:table-cell table:formula="of:=[.R5]-[.R4]" office:value-type="float" office:value="1" calcext:value-type="float">
            <text:p>1</text:p>
          </table:table-cell>
          <table:table-cell table:style-name="ce1" table:formula="of:=[.R5]&lt;[.R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5] * (1-[.X4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https://en.wikipedia.org/wiki/Republican_Party_presidential_primaries,_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6]+[.J6]+[.K6]+[.L6]+[.M6]+[.N6])/6" office:value-type="float" office:value="0.875" calcext:value-type="float">
            <text:p>0.88</text:p>
          </table:table-cell>
          <table:table-cell table:style-name="ce2" table:formula="of:=INT([.O6] &gt; [.O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-[.H6]" office:value-type="float" office:value="51" calcext:value-type="float">
            <text:p>51</text:p>
          </table:table-cell>
          <table:table-cell table:formula="of:=[.R6]-[.R7]" office:value-type="float" office:value="-14" calcext:value-type="float">
            <text:p>-14</text:p>
          </table:table-cell>
          <table:table-cell table:style-name="ce1" table:formula="of:=[.R6]&lt;[.R7]" office:value-type="boolean" office:boolean-value="true" calcext:value-type="boolean">
            <text:p>TRUE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6] * (1-[.X7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Romney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t</text:p>
          </table:table-cell>
          <table:table-cell/>
          <table:table-cell office:value-type="string" calcext:value-type="string">
            <text:p>Romney</text:p>
          </table:table-cell>
          <table:table-cell office:value-type="string" calcext:value-type="string">
            <text:p>Republican</text:p>
          </table:table-cell>
          <table:table-cell office:value-type="float" office:value="1947" calcext:value-type="float">
            <text:p>19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([.I7]+[.J7]+[.K7]+[.L7]+[.M7]+[.N7])/6" office:value-type="float" office:value="0.708333333333333" calcext:value-type="float">
            <text:p>0.71</text:p>
          </table:table-cell>
          <table:table-cell table:style-name="ce2" table:formula="of:=INT([.O6] &lt; [.O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-[.H7]" office:value-type="float" office:value="65" calcext:value-type="float">
            <text:p>65</text:p>
          </table:table-cell>
          <table:table-cell table:formula="of:=[.R7]-[.R6]" office:value-type="float" office:value="14" calcext:value-type="float">
            <text:p>14</text:p>
          </table:table-cell>
          <table:table-cell table:style-name="ce1" table:formula="of:=[.R7]&lt;[.R6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7] * (1-[.X6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Mitt_Romn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ckObama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ck</text:p>
          </table:table-cell>
          <table:table-cell/>
          <table:table-cell office:value-type="string" calcext:value-type="string">
            <text:p>Obama</text:p>
          </table:table-cell>
          <table:table-cell office:value-type="string" calcext:value-type="string">
            <text:p>Democrat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8]+[.J8]+[.K8]+[.L8]+[.M8]+[.N8])/6" office:value-type="float" office:value="0.875" calcext:value-type="float">
            <text:p>0.88</text:p>
          </table:table-cell>
          <table:table-cell table:style-name="ce2" table:formula="of:=INT([.O8] &gt; [.O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-[.H8]" office:value-type="float" office:value="47" calcext:value-type="float">
            <text:p>47</text:p>
          </table:table-cell>
          <table:table-cell table:formula="of:=[.R8]-[.R9]" office:value-type="float" office:value="-25" calcext:value-type="float">
            <text:p>-25</text:p>
          </table:table-cell>
          <table:table-cell table:style-name="ce1" table:formula="of:=[.R8]&lt;[.R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8] * (1-[.X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.4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-8.65" calcext:value-type="float">
            <text:p>-8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McCain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McCain</text:p>
          </table:table-cell>
          <table:table-cell office:value-type="string" calcext:value-type="string">
            <text:p>Republican</text:p>
          </table:table-cell>
          <table:table-cell office:value-type="float" office:value="1936" calcext:value-type="float">
            <text:p>193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([.I9]+[.J9]+[.K9]+[.L9]+[.M9]+[.N9])/6" office:value-type="float" office:value="0.625" calcext:value-type="float">
            <text:p>0.63</text:p>
          </table:table-cell>
          <table:table-cell table:style-name="ce2" table:formula="of:=INT([.O8] &lt; [.O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-[.H9]" office:value-type="float" office:value="72" calcext:value-type="float">
            <text:p>72</text:p>
          </table:table-cell>
          <table:table-cell table:formula="of:=[.R9]-[.R8]" office:value-type="float" office:value="25" calcext:value-type="float">
            <text:p>25</text:p>
          </table:table-cell>
          <table:table-cell table:style-name="ce1" table:formula="of:=[.R9]&lt;[.R8]" office:value-type="boolean" office:boolean-value="false" calcext:value-type="boolean">
            <text:p>FALS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9] * (1-[.X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-21.3" calcext:value-type="float">
            <text:p>-21.3</text:p>
          </table:table-cell>
          <table:table-cell office:value-type="float" office:value="1" calcext:value-type="float">
            <text:p>1</text:p>
          </table:table-cell>
          <table:table-cell office:value-type="float" office:value="37.1" calcext:value-type="float">
            <text:p>37.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McC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Kerry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Kerry</text:p>
          </table:table-cell>
          <table:table-cell office:value-type="string" calcext:value-type="string">
            <text:p>Democrat</text:p>
          </table:table-cell>
          <table:table-cell office:value-type="float" office:value="1943" calcext:value-type="float">
            <text:p>194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([.I10]+[.J10]+[.K10]+[.L10]+[.M10]+[.N10])/6" office:value-type="float" office:value="0.375" calcext:value-type="float">
            <text:p>0.38</text:p>
          </table:table-cell>
          <table:table-cell table:style-name="ce2" table:formula="of:=INT([.O10] &gt; [.O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-[.H10]" office:value-type="float" office:value="61" calcext:value-type="float">
            <text:p>61</text:p>
          </table:table-cell>
          <table:table-cell table:formula="of:=[.R10]-[.R11]" office:value-type="float" office:value="3" calcext:value-type="float">
            <text:p>3</text:p>
          </table:table-cell>
          <table:table-cell table:style-name="ce1" table:formula="of:=[.R10]&lt;[.R1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0] * (1-[.X1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ttps://en.wikipedia.org/wiki/John_K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1]+[.J11]+[.K11]+[.L11]+[.M11]+[.N11])/6" office:value-type="float" office:value="0.708333333333333" calcext:value-type="float">
            <text:p>0.71</text:p>
          </table:table-cell>
          <table:table-cell table:style-name="ce2" table:formula="of:=INT([.O10] &lt; [.O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-[.H11]" office:value-type="float" office:value="58" calcext:value-type="float">
            <text:p>58</text:p>
          </table:table-cell>
          <table:table-cell table:formula="of:=[.R11]-[.R10]" office:value-type="float" office:value="-3" calcext:value-type="float">
            <text:p>-3</text:p>
          </table:table-cell>
          <table:table-cell table:style-name="ce1" table:formula="of:=[.R11]&lt;[.R10]" office:value-type="boolean" office:boolean-value="true" calcext:value-type="boolean">
            <text:p>TRU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1] * (1-[.X1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9.55" calcext:value-type="float">
            <text:p>79.55</text:p>
          </table:table-cell>
          <table:table-cell office:value-type="float" office:value="78.31" calcext:value-type="float">
            <text:p>78.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e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ore</text:p>
          </table:table-cell>
          <table:table-cell office:value-type="string" calcext:value-type="string">
            <text:p>Democrat</text:p>
          </table:table-cell>
          <table:table-cell office:value-type="float" office:value="1948" calcext:value-type="float">
            <text:p>19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2]+[.J12]+[.K12]+[.L12]+[.M12]+[.N12])/6" office:value-type="float" office:value="0.583333333333333" calcext:value-type="float">
            <text:p>0.58</text:p>
          </table:table-cell>
          <table:table-cell table:style-name="ce2" table:formula="of:=INT([.O12] &g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]-[.H12]" office:value-type="float" office:value="52" calcext:value-type="float">
            <text:p>52</text:p>
          </table:table-cell>
          <table:table-cell table:formula="of:=[.R12]-[.R13]" office:value-type="float" office:value="-2" calcext:value-type="float">
            <text:p>-2</text:p>
          </table:table-cell>
          <table:table-cell table:style-name="ce1" table:formula="of:=[.R12]&lt;[.R13]" office:value-type="boolean" office:boolean-value="true" calcext:value-type="boolean">
            <text:p>TRUE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2] * (1-[.X13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85" calcext:value-type="float">
            <text:p>62.85</text:p>
          </table:table-cell>
          <table:table-cell office:value-type="float" office:value="26.25" calcext:value-type="float">
            <text:p>26.25</text:p>
          </table:table-cell>
          <table:table-cell office:value-type="float" office:value="1" calcext:value-type="float">
            <text:p>1</text:p>
          </table:table-cell>
          <table:table-cell office:value-type="float" office:value="49.73" calcext:value-type="float">
            <text:p>49.73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office:value-type="float" office:value="91.79" calcext:value-type="float">
            <text:p>91.79</text:p>
          </table:table-cell>
          <table:table-cell office:value-type="float" office:value="90.01" calcext:value-type="float">
            <text:p>90.01</text:p>
          </table:table-cell>
          <table:table-cell office:value-type="float" office:value="1" calcext:value-type="float">
            <text:p>1</text:p>
          </table:table-cell>
          <table:table-cell office:value-type="float" office:value="88.91" calcext:value-type="float">
            <text:p>88.91</text:p>
          </table:table-cell>
          <table:table-cell office:value-type="float" office:value="86.69" calcext:value-type="float">
            <text:p>86.69</text:p>
          </table:table-cell>
          <table:table-cell office:value-type="float" office:value="1" calcext:value-type="float">
            <text:p>1</text:p>
          </table:table-cell>
          <table:table-cell office:value-type="float" office:value="73.61" calcext:value-type="float">
            <text:p>73.61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Al_G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WBush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46" calcext:value-type="float">
            <text:p>19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formula="of:=([.I13]+[.J13]+[.K13]+[.L13]+[.M13]+[.N13])/6" office:value-type="float" office:value="0.583333333333333" calcext:value-type="float">
            <text:p>0.58</text:p>
          </table:table-cell>
          <table:table-cell table:style-name="ce2" table:formula="of:=INT([.O12] &lt; [.O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]-[.H13]" office:value-type="float" office:value="54" calcext:value-type="float">
            <text:p>54</text:p>
          </table:table-cell>
          <table:table-cell table:formula="of:=[.R13]-[.R12]" office:value-type="float" office:value="2" calcext:value-type="float">
            <text:p>2</text:p>
          </table:table-cell>
          <table:table-cell table:style-name="ce1" table:formula="of:=[.R13]&lt;[.R1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3] * (1-[.X1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01" calcext:value-type="float">
            <text:p>41.0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-18.17" calcext:value-type="float">
            <text:p>-18.17</text:p>
          </table:table-cell>
          <table:table-cell office:value-type="float" office:value="1" calcext:value-type="float">
            <text:p>1</text:p>
          </table:table-cell>
          <table:table-cell office:value-type="float" office:value="53.39" calcext:value-type="float">
            <text:p>53.39</text:p>
          </table:table-cell>
          <table:table-cell office:value-type="float" office:value="11.52" calcext:value-type="float">
            <text:p>11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7.99" calcext:value-type="float">
            <text:p>57.99</text:p>
          </table:table-cell>
          <table:table-cell office:value-type="float" office:value="21.01" calcext:value-type="float">
            <text:p>21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W._Bush</text:p>
          </table:table-cell>
          <table:table-cell office:value-type="string" calcext:value-type="string">
            <text:p>https://en.wikipedia.org/wiki/Republican_Party_presidential_primaries,_2000</text:p>
          </table:table-cell>
          <table:table-cell office:value-type="string" calcext:value-type="string">
            <text:p>http://www.thegreenpapers.com/PCC/NV-R.html</text:p>
          </table:table-cell>
          <table:table-cell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4]+[.J14]+[.K14]+[.L14]+[.M14]+[.N14])/6" office:value-type="float" office:value="0.916666666666667" calcext:value-type="float">
            <text:p>0.92</text:p>
          </table:table-cell>
          <table:table-cell table:style-name="ce2" table:formula="of:=INT([.O14] &gt; [.O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4]-[.H14]" office:value-type="float" office:value="50" calcext:value-type="float">
            <text:p>50</text:p>
          </table:table-cell>
          <table:table-cell table:formula="of:=[.R14]-[.R15]" office:value-type="float" office:value="-23" calcext:value-type="float">
            <text:p>-23</text:p>
          </table:table-cell>
          <table:table-cell table:style-name="ce1" table:formula="of:=[.R14]&lt;[.R15]" office:value-type="boolean" office:boolean-value="true" calcext:value-type="boolean">
            <text:p>TRU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X14] * (1-[.X15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bDole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Dole</text:p>
          </table:table-cell>
          <table:table-cell office:value-type="string" calcext:value-type="string">
            <text:p>Republican</text:p>
          </table:table-cell>
          <table:table-cell office:value-type="float" office:value="1923" calcext:value-type="float">
            <text:p>192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5]+[.J15]+[.K15]+[.L15]+[.M15]+[.N15])/6" office:value-type="float" office:value="0.416666666666667" calcext:value-type="float">
            <text:p>0.42</text:p>
          </table:table-cell>
          <table:table-cell table:style-name="ce2" table:formula="of:=INT([.O14] &lt; [.O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-[.H15]" office:value-type="float" office:value="73" calcext:value-type="float">
            <text:p>73</text:p>
          </table:table-cell>
          <table:table-cell table:formula="of:=[.R15]-[.R14]" office:value-type="float" office:value="23" calcext:value-type="float">
            <text:p>23</text:p>
          </table:table-cell>
          <table:table-cell table:style-name="ce1" table:formula="of:=[.R15]&lt;[.R14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5] * (1-[.X1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Bob_D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Clinton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Clinton</text:p>
          </table:table-cell>
          <table:table-cell office:value-type="string" calcext:value-type="string">
            <text:p>Democrat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16]+[.J16]+[.K16]+[.L16]+[.M16]+[.N16])/6" office:value-type="float" office:value="0.916666666666667" calcext:value-type="float">
            <text:p>0.92</text:p>
          </table:table-cell>
          <table:table-cell table:style-name="ce2" table:formula="of:=INT([.O16] &gt; [.O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6]-[.H16]" office:value-type="float" office:value="46" calcext:value-type="float">
            <text:p>46</text:p>
          </table:table-cell>
          <table:table-cell table:formula="of:=[.R16]-[.R17]" office:value-type="float" office:value="-22" calcext:value-type="float">
            <text:p>-22</text:p>
          </table:table-cell>
          <table:table-cell table:style-name="ce1" table:formula="of:=[.R16]&lt;[.R17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X16] * (1-[.X17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-73.74" calcext:value-type="float">
            <text:p>-73.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78" calcext:value-type="float">
            <text:p>24.78</text:p>
          </table:table-cell>
          <table:table-cell office:value-type="float" office:value="-8.42" calcext:value-type="float">
            <text:p>-8.42</text:p>
          </table:table-cell>
          <table:table-cell office:value-type="float" office:value="1" calcext:value-type="float">
            <text:p>1</text:p>
          </table:table-cell>
          <table:table-cell office:value-type="float" office:value="62.9" calcext:value-type="float">
            <text:p>62.9</text:p>
          </table:table-cell>
          <table:table-cell office:value-type="float" office:value="44.57" calcext:value-type="float">
            <text:p>44.57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.47</text:p>
          </table:table-cell>
          <table:table-cell office:value-type="float" office:value="-8.36" calcext:value-type="float">
            <text:p>-8.36</text:p>
          </table:table-cell>
          <table:table-cell office:value-type="float" office:value="1" calcext:value-type="float">
            <text:p>1</text:p>
          </table:table-cell>
          <table:table-cell office:value-type="float" office:value="61.24" calcext:value-type="float">
            <text:p>61.24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Bill_Clin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7]+[.J17]+[.K17]+[.L17]+[.M17]+[.N17])/6" office:value-type="float" office:value="0.5" calcext:value-type="float">
            <text:p>0.50</text:p>
          </table:table-cell>
          <table:table-cell table:style-name="ce2" table:formula="of:=INT([.O16] &lt; [.O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-[.H17]" office:value-type="float" office:value="68" calcext:value-type="float">
            <text:p>68</text:p>
          </table:table-cell>
          <table:table-cell table:formula="of:=[.R17]-[.R16]" office:value-type="float" office:value="22" calcext:value-type="float">
            <text:p>22</text:p>
          </table:table-cell>
          <table:table-cell table:style-name="ce1" table:formula="of:=[.R17]&lt;[.R16]" office:value-type="boolean" office:boolean-value="false" calcext:value-type="boolean">
            <text:p>FALSE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7] * (1-[.X1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15.66" calcext:value-type="float">
            <text:p>15.66</text:p>
          </table:table-cell>
          <table:table-cell office:value-type="float" office:value="1" calcext:value-type="float">
            <text:p>1</text:p>
          </table:table-cell>
          <table:table-cell office:value-type="float" office:value="66.89" calcext:value-type="float">
            <text:p>66.89</text:p>
          </table:table-cell>
          <table:table-cell office:value-type="float" office:value="41.19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.3" calcext:value-type="float">
            <text:p>83.3</text:p>
          </table:table-cell>
          <table:table-cell office:value-type="float" office:value="66.6" calcext:value-type="float">
            <text:p>6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92</text:p>
          </table:table-cell>
          <table:table-cell office:value-type="string" calcext:value-type="string">
            <text:p>https://en.wikipedia.org/wiki/Iowa_caucuses</text:p>
          </table:table-cell>
          <table:table-cell/>
        </table:table-row>
        <table:table-row table:style-name="ro1">
          <table:table-cell office:value-type="string" calcext:value-type="string">
            <text:p>MichaelDukakis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Dukakis</text:p>
          </table:table-cell>
          <table:table-cell office:value-type="string" calcext:value-type="string">
            <text:p>Democrat</text:p>
          </table:table-cell>
          <table:table-cell office:value-type="float" office:value="1933" calcext:value-type="float">
            <text:p>19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([.I18]+[.J18]+[.K18]+[.L18]+[.M18]+[.N18])/6" office:value-type="float" office:value="0.458333333333333" calcext:value-type="float">
            <text:p>0.46</text:p>
          </table:table-cell>
          <table:table-cell table:style-name="ce2" table:formula="of:=INT([.O18] &gt; [.O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-[.H18]" office:value-type="float" office:value="55" calcext:value-type="float">
            <text:p>55</text:p>
          </table:table-cell>
          <table:table-cell table:formula="of:=[.R18]-[.R19]" office:value-type="float" office:value="-9" calcext:value-type="float">
            <text:p>-9</text:p>
          </table:table-cell>
          <table:table-cell table:style-name="ce1" table:formula="of:=[.R18]&lt;[.R19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8] * (1-[.X19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.6" calcext:value-type="float">
            <text:p>20.6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-46.96" calcext:value-type="float">
            <text:p>-46.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62.87" calcext:value-type="float">
            <text:p>62.87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Michael_Dukakis</text:p>
          </table:table-cell>
          <table:table-cell office:value-type="string" calcext:value-type="string">
            <text:p>http://uselectionatlas.org/WIKI/index.php/1988_Primaries</text:p>
          </table:table-cell>
          <table:table-cell office:value-type="string" calcext:value-type="string">
            <text:p>https://en.wikipedia.org/wiki/Democratic_Party_presidential_primaries,_1988</text:p>
          </table:table-cell>
          <table:table-cell office:value-type="string" calcext:value-type="string">
            <text:p>https://presidentialcampaignselectionsreference.wordpress.com/overviews/20th-century/1988-overview/</text:p>
          </table:table-cell>
        </table:table-row>
        <table:table-row table:style-name="ro1">
          <table:table-cell office:value-type="string" calcext:value-type="string">
            <text:p>GeorgeHWBush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Republican</text:p>
          </table:table-cell>
          <table:table-cell office:value-type="float" office:value="1924" calcext:value-type="float">
            <text:p>19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([.I19]+[.J19]+[.K19]+[.L19]+[.M19]+[.N19])/6" office:value-type="float" office:value="0.5" calcext:value-type="float">
            <text:p>0.50</text:p>
          </table:table-cell>
          <table:table-cell table:style-name="ce2" table:formula="of:=INT([.O18] &lt; [.O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-[.H19]" office:value-type="float" office:value="64" calcext:value-type="float">
            <text:p>64</text:p>
          </table:table-cell>
          <table:table-cell table:formula="of:=[.R19]-[.R18]" office:value-type="float" office:value="9" calcext:value-type="float">
            <text:p>9</text:p>
          </table:table-cell>
          <table:table-cell table:style-name="ce1" table:formula="of:=[.R19]&lt;[.R18]" office:value-type="boolean" office:boolean-value="false" calcext:value-type="boolean">
            <text:p>FALSE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19] * (1-[.X18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.6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eorge_H._W._Bush</text:p>
          </table:table-cell>
          <table:table-cell office:value-type="string" calcext:value-type="string">
            <text:p>https://en.wikipedia.org/wiki/Republican_Party_presidential_primaries,_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Mondale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Mondale</text:p>
          </table:table-cell>
          <table:table-cell office:value-type="string" calcext:value-type="string">
            <text:p>Democrat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0]+[.J20]+[.K20]+[.L20]+[.M20]+[.N20])/6" office:value-type="float" office:value="0.333333333333333" calcext:value-type="float">
            <text:p>0.33</text:p>
          </table:table-cell>
          <table:table-cell table:style-name="ce2" table:formula="of:=INT([.O20] &gt; [.O2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-[.H21]" office:value-type="float" office:value="73" calcext:value-type="float">
            <text:p>73</text:p>
          </table:table-cell>
          <table:table-cell table:formula="of:=[.R20]-[.R21]" office:value-type="float" office:value="0" calcext:value-type="float">
            <text:p>0</text:p>
          </table:table-cell>
          <table:table-cell table:style-name="ce1" table:formula="of:=[.R20]&lt;[.R21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0] * (1-[.X21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89" calcext:value-type="float">
            <text:p>48.89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7.86" calcext:value-type="float">
            <text:p>27.86</text:p>
          </table:table-cell>
          <table:table-cell office:value-type="float" office:value="-9.42" calcext:value-type="float">
            <text:p>-9.42</text:p>
          </table:table-cell>
          <table:table-cell office:value-type="float" office:value="0" calcext:value-type="float">
            <text:p>0</text:p>
          </table:table-cell>
          <table:table-cell office:value-type="float" office:value="9.91" calcext:value-type="float">
            <text:p>9.91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.66</text:p>
          </table:table-cell>
          <table:table-cell office:value-type="float" office:value="-15.08" calcext:value-type="float">
            <text:p>-15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0.33" calcext:value-type="float">
            <text:p>40.33</text:p>
          </table:table-cell>
          <table:table-cell office:value-type="float" office:value="-1.72" calcext:value-type="float">
            <text:p>-1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Walter_Mondale</text:p>
          </table:table-cell>
          <table:table-cell/>
          <table:table-cell office:value-type="string" calcext:value-type="string">
            <text:p>https://en.wikipedia.org/wiki/Democratic_Party_presidential_primaries,_1984</text:p>
          </table:table-cell>
          <table:table-cell office:value-type="string" calcext:value-type="string">
            <text:p>http://uselectionatlas.org/WIKI/index.php/1984_Primaries</text:p>
          </table:table-cell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1]+[.J21]+[.K21]+[.L21]+[.M21]+[.N21])/6" office:value-type="float" office:value="0.958333333333333" calcext:value-type="float">
            <text:p>0.96</text:p>
          </table:table-cell>
          <table:table-cell table:style-name="ce2" table:formula="of:=INT([.O20] &lt; [.O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-[.H21]" office:value-type="float" office:value="73" calcext:value-type="float">
            <text:p>73</text:p>
          </table:table-cell>
          <table:table-cell table:formula="of:=[.R21]-[.R20]" office:value-type="float" office:value="0" calcext:value-type="float">
            <text:p>0</text:p>
          </table:table-cell>
          <table:table-cell table:style-name="ce1" table:formula="of:=[.R21]&lt;[.R20]" office:value-type="boolean" office:boolean-value="false" calcext:value-type="boolean">
            <text:p>FALS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1] * (1-[.X20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2]+[.J22]+[.K22]+[.L22]+[.M22]+[.N22])/6" office:value-type="float" office:value="0.458333333333333" calcext:value-type="float">
            <text:p>0.46</text:p>
          </table:table-cell>
          <table:table-cell table:style-name="ce2" table:formula="of:=INT([.O22] &gt; [.O2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-[.H22]" office:value-type="float" office:value="56" calcext:value-type="float">
            <text:p>56</text:p>
          </table:table-cell>
          <table:table-cell table:formula="of:=[.R22]-[.R23]" office:value-type="float" office:value="-13" calcext:value-type="float">
            <text:p>-13</text:p>
          </table:table-cell>
          <table:table-cell table:style-name="ce1" table:formula="of:=[.R22]&lt;[.R23]" office:value-type="boolean" office:boolean-value="true" calcext:value-type="boolean">
            <text:p>TRU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2] * (1-[.X23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9.16" calcext:value-type="float">
            <text:p>59.16</text:p>
          </table:table-cell>
          <table:table-cell office:value-type="float" office:value="27.93" calcext:value-type="float">
            <text:p>27.93</text:p>
          </table:table-cell>
          <table:table-cell office:value-type="float" office:value="1" calcext:value-type="float">
            <text:p>1</text:p>
          </table:table-cell>
          <table:table-cell office:value-type="float" office:value="47.08" calcext:value-type="float">
            <text:p>47.08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63.34" calcext:value-type="float">
            <text:p>63.34</text:p>
          </table:table-cell>
          <table:table-cell office:value-type="float" office:value="31.95" calcext:value-type="float">
            <text:p>31.95</text:p>
          </table:table-cell>
          <table:table-cell office:value-type="float" office:value="1" calcext:value-type="float">
            <text:p>1</text:p>
          </table:table-cell>
          <table:table-cell office:value-type="float" office:value="37.58" calcext:value-type="float">
            <text:p>37.58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51.06" calcext:value-type="float">
            <text:p>51.0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aldReagan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ald</text:p>
          </table:table-cell>
          <table:table-cell/>
          <table:table-cell office:value-type="string" calcext:value-type="string">
            <text:p>Reagan</text:p>
          </table:table-cell>
          <table:table-cell office:value-type="string" calcext:value-type="string">
            <text:p>Republican</text:p>
          </table:table-cell>
          <table:table-cell office:value-type="float" office:value="1911" calcext:value-type="float">
            <text:p>19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([.I23]+[.J23]+[.K23]+[.L23]+[.M23]+[.N23])/6" office:value-type="float" office:value="0.958333333333333" calcext:value-type="float">
            <text:p>0.96</text:p>
          </table:table-cell>
          <table:table-cell table:style-name="ce2" table:formula="of:=INT([.O22] &lt; [.O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3]-[.H23]" office:value-type="float" office:value="69" calcext:value-type="float">
            <text:p>69</text:p>
          </table:table-cell>
          <table:table-cell table:formula="of:=[.R23]-[.R22]" office:value-type="float" office:value="13" calcext:value-type="float">
            <text:p>13</text:p>
          </table:table-cell>
          <table:table-cell table:style-name="ce1" table:formula="of:=[.R23]&lt;[.R22]" office:value-type="boolean" office:boolean-value="false" calcext:value-type="boolean">
            <text:p>FALS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3] * (1-[.X22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Ronald_Rea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mmyCarter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/>
          <table:table-cell office:value-type="string" calcext:value-type="string">
            <text:p>Carter</text:p>
          </table:table-cell>
          <table:table-cell office:value-type="string" calcext:value-type="string">
            <text:p>Democrat</text:p>
          </table:table-cell>
          <table:table-cell office:value-type="float" office:value="1924" calcext:value-type="float">
            <text:p>19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([.I24]+[.J24]+[.K24]+[.L24]+[.M24]+[.N24])/6" office:value-type="float" office:value="0.458333333333333" calcext:value-type="float">
            <text:p>0.46</text:p>
          </table:table-cell>
          <table:table-cell table:style-name="ce2" table:formula="of:=INT([.O24] &gt; [.O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4]-[.H24]" office:value-type="float" office:value="52" calcext:value-type="float">
            <text:p>52</text:p>
          </table:table-cell>
          <table:table-cell table:formula="of:=[.R24]-[.R25]" office:value-type="float" office:value="-11" calcext:value-type="float">
            <text:p>-11</text:p>
          </table:table-cell>
          <table:table-cell table:style-name="ce1" table:formula="of:=[.R24]&lt;[.R25]" office:value-type="boolean" office:boolean-value="true" calcext:value-type="boolean">
            <text:p>TRU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4] * (1-[.X25]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7" calcext:value-type="float">
            <text:p>27.57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28.37" calcext:value-type="float">
            <text:p>28.37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.03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-29.37" calcext:value-type="float">
            <text:p>-29.37</text:p>
          </table:table-cell>
          <table:table-cell office:value-type="float" office:value="1" calcext:value-type="float">
            <text:p>1</text:p>
          </table:table-cell>
          <table:table-cell office:value-type="float" office:value="52.29" calcext:value-type="float">
            <text:p>52.29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https://en.wikipedia.org/wiki/Jimmy_Ca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Ford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Ford</text:p>
          </table:table-cell>
          <table:table-cell office:value-type="string" calcext:value-type="string">
            <text:p>Republican</text:p>
          </table:table-cell>
          <table:table-cell office:value-type="float" office:value="1913" calcext:value-type="float">
            <text:p>191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formula="of:=([.I25]+[.J25]+[.K25]+[.L25]+[.M25]+[.N25])/6" office:value-type="float" office:value="0.416666666666667" calcext:value-type="float">
            <text:p>0.42</text:p>
          </table:table-cell>
          <table:table-cell table:style-name="ce2" table:formula="of:=INT([.O24] &lt; [.O2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-[.H25]" office:value-type="float" office:value="63" calcext:value-type="float">
            <text:p>63</text:p>
          </table:table-cell>
          <table:table-cell table:formula="of:=[.R25]-[.R24]" office:value-type="float" office:value="11" calcext:value-type="float">
            <text:p>11</text:p>
          </table:table-cell>
          <table:table-cell table:style-name="ce1" table:formula="of:=[.R25]&lt;[.R24]" office:value-type="boolean" office:boolean-value="false" calcext:value-type="boolean">
            <text:p>FALS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X25] * (1-[.X24]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28" calcext:value-type="float">
            <text:p>45.28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49.43" calcext:value-type="float">
            <text:p>49.43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.79</text:p>
          </table:table-cell>
          <table:table-cell office:value-type="float" office:value="-37.47" calcext:value-type="float">
            <text:p>-37.47</text:p>
          </table:table-cell>
          <table:table-cell office:value-type="float" office:value="1" calcext:value-type="float">
            <text:p>1</text:p>
          </table:table-cell>
          <table:table-cell office:value-type="float" office:value="55.15" calcext:value-type="float">
            <text:p>55.15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ttps://en.wikipedia.org/wiki/Gerald_Ford</text:p>
          </table:table-cell>
          <table:table-cell table:number-columns-repeated="3"/>
        </table:table-row>
        <table:table-row table:style-name="ro1" table:number-rows-repeated="104855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Definitions" table:style-name="ta1">
        <table:table-column table:style-name="co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style-name="ce11" office:value-type="string" calcext:value-type="string">
            <text:p>Field</text:p>
          </table:table-cell>
          <table:table-cell table:style-name="ce11" office:value-type="string" calcext:value-type="string">
            <text:p>Definition</text:p>
          </table:table-cell>
          <table:table-cell table:style-name="ce11" office:value-type="string" calcext:value-type="string">
            <text:p>Reference URL 1</text:p>
          </table:table-cell>
          <table:table-cell table:style-name="ce11" office:value-type="string" calcext:value-type="string">
            <text:p>Reference URL 2</text:p>
          </table:table-cell>
          <table:table-cell table:style-name="ce11" office:value-type="string" calcext:value-type="string">
            <text:p>Reference URL 3</text:p>
          </table:table-cell>
          <table:table-cell table:style-name="ce11" table:number-columns-repeated="1019"/>
        </table:table-row>
        <table:table-row table:style-name="ro1">
          <table:table-cell office:value-type="string" calcext:value-type="string">
            <text:p>Incumbent Job Approval Rating</text:p>
          </table:table-cell>
          <table:table-cell office:value-type="string" calcext:value-type="string">
            <text:p>Real clear politic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t Charismatic</text:p>
          </table:table-cell>
          <table:table-cell/>
          <table:table-cell office:value-type="string" calcext:value-type="string">
            <text:p>https://www.prima.co.uk/leisure/news/a41243/test-charisma/</text:p>
          </table:table-cell>
          <table:table-cell office:value-type="string" calcext:value-type="string">
            <text:p>https://archive.is/ZT1mq</text:p>
          </table:table-cell>
          <table:table-cell office:value-type="string" calcext:value-type="string">
            <text:p>https://towardsdatascience.com/presidential-charisma-who-should-you-vote-for-2c5aabd71d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30:40.810056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3-02T19:12:45.349601597</meta:creation-date>
    <meta:generator>LibreOffice/6.2.2.2$Linux_X86_64 LibreOffice_project/20$Build-2</meta:generator>
    <dc:date>2020-02-16T23:33:29.408283918</dc:date>
    <dc:creator>chris </dc:creator>
    <meta:editing-duration>PT11H16M3S</meta:editing-duration>
    <meta:editing-cycles>88</meta:editing-cycles>
    <meta:document-statistic meta:table-count="2" meta:cell-count="1221" meta:object-count="0"/>
  </office:meta>
</office:document-meta>
</file>